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81bfa" officeooo:paragraph-rsid="00081bfa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-1</text:p>
      <text:p text:style-name="P1"/>
      <text:p text:style-name="P1">Q1</text:p>
      <text:p text:style-name="P1">ans:</text:p>
      <text:p text:style-name="P1">1)Declaration in the GIMPLE looks same as we do in c but the multiple variable declared and initialized on the same line jis split into multiple lines with only one variable declared on each line.</text:p>
      <text:p text:style-name="P1">2)global declaration in c is vanished in GIMPLE file.</text:p>
      <text:p text:style-name="P1"/>
      <text:p text:style-name="P1">Q2</text:p>
      <text:p text:style-name="P1">ans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9:21:11.012878870</meta:creation-date>
    <dc:date>2020-08-15T19:28:01.605936718</dc:date>
    <meta:editing-duration>PT6M51S</meta:editing-duration>
    <meta:editing-cycles>1</meta:editing-cycles>
    <meta:document-statistic meta:table-count="0" meta:image-count="0" meta:object-count="0" meta:page-count="1" meta:paragraph-count="7" meta:word-count="49" meta:character-count="264" meta:non-whitespace-character-count="222"/>
    <meta:generator>LibreOffice/6.4.4.2$Linux_X86_64 LibreOffice_project/40$Build-2</meta:generator>
  </office:meta>
</office:document-meta>
</file>